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ize="18pt" fo:font-weight="bold" style:font-size-asian="18pt" style:font-weight-asian="bold" style:font-size-complex="18pt"/>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Heading_20_1" style:master-page-name="Standard">
      <style:paragraph-properties fo:margin-left="0in" fo:margin-right="0in" fo:text-indent="0in" style:auto-text-indent="false" style:page-number="1"/>
    </style:style>
    <style:style style:name="T1" style:family="text">
      <style:text-properties fo:font-size="24pt" fo:font-weight="bold" style:font-size-asian="24pt" style:font-weight-asian="bold" style:font-size-complex="24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style:style style:name="T5" style:family="text">
      <style:text-properties fo:font-size="18pt" fo:font-weight="bold" style:font-size-asian="18pt" style:font-weight-asian="bold"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lmb96cxzk3q5"/><text:span text:style-name="T1">A.Technical Tasks</text:span></text:p>
      <text:p text:style-name="Heading_20_1"><text:bookmark text:name="_c733qz4405x0"/>First Years</text:p>
      <text:p text:style-name="Standard">Build a simple website that must include the following components/features:-</text:p>
      <text:list xml:id="list3982936116" text:style-name="WWNum1">
        <text:list-item>
          <text:p text:style-name="P3">A home page should include a navbar, a footer, a basic heading and a paragraph below it, and some buttons.</text:p>
        </text:list-item>
        <text:list-item>
          <text:p text:style-name="P3">The buttons should have the following functionalities:</text:p>
          <text:list>
            <text:list-item>
              <text:p text:style-name="P8">A “Prompt” button that will prompt “Welcome!” when a user clicks on it. </text:p>
            </text:list-item>
            <text:list-item>
              <text:p text:style-name="P8">Change the background color after clicking on the “Change BG” button.</text:p>
            </text:list-item>
            <text:list-item>
              <text:p text:style-name="P8">Change the heading text after clicking the “Change Heading” button. The text should change after exactly 5 seconds, rather than changing instantly.</text:p>
            </text:list-item>
          </text:list>
        </text:list-item>
        <text:list-item>
          <text:p text:style-name="P3">Display the current date and time.</text:p>
        </text:list-item>
      </text:list>
      <text:p text:style-name="Standard">Tech stacks to be used:</text:p>
      <text:list xml:id="list1189947980" text:style-name="WWNum5">
        <text:list-item>
          <text:p text:style-name="P4">HTML</text:p>
        </text:list-item>
        <text:list-item>
          <text:p text:style-name="P4">CSS</text:p>
        </text:list-item>
        <text:list-item>
          <text:p text:style-name="P4">JS</text:p>
        </text:list-item>
      </text:list>
      <text:p text:style-name="Standard"><text:span text:style-name="T2">Note</text:span>: You should write the code with complete understanding and no plagiarism. </text:p>
      <text:p text:style-name="Standard"/>
      <text:p text:style-name="Standard">Code should be deployed on GitHub.</text:p>
      <text:p text:style-name="Standard"><text:span text:style-name="T2">Deadline: 24 Jan 2023, 11:59 pm</text:span></text:p>
      <text:p text:style-name="P1"/>
      <text:p text:style-name="Heading_20_1"><text:bookmark text:name="_fy3y7nnsvi6q"/><text:span text:style-name="T2">Second Years</text:span></text:p>
      <text:list xml:id="list2392512058" text:style-name="WWNum4">
        <text:list-item>
          <text:p text:style-name="P5">Create a portfolio website to create your tech profile</text:p>
        </text:list-item>
        <text:list-item>
          <text:p text:style-name="P5">Fetch the given API and use a simple UI to present all the data fields fetched by you. API: <text:a xlink:type="simple" xlink:href="https://jsonplaceholder.typicode.com/users" text:style-name="ListLabel_20_46" text:visited-style-name="ListLabel_20_46"><text:span text:style-name="T4">https://jsonplaceholder.typicode.com/users</text:span></text:a></text:p>
        </text:list-item>
      </text:list>
      <text:p text:style-name="P9">Tech stacks to be used:</text:p>
      <text:list xml:id="list1709344796" text:style-name="WWNum3">
        <text:list-item>
          <text:p text:style-name="P6">ReactJS</text:p>
        </text:list-item>
        <text:list-item>
          <text:p text:style-name="P6">TailwindCSS</text:p>
        </text:list-item>
        <text:list-item>
          <text:p text:style-name="P6">Any other library you may need</text:p>
        </text:list-item>
      </text:list>
      <text:p text:style-name="P9"><text:soft-page-break/>Note: You should write the code with complete understanding and no plagiarism. </text:p>
      <text:p text:style-name="P9"/>
      <text:p text:style-name="P9">Code should be uploaded on github and the websites must be deployed.</text:p>
      <text:p text:style-name="P9"/>
      <text:p text:style-name="P9"><text:span text:style-name="T2">Deadline: 24 Jan 2023, 11:59 pm</text:span></text:p>
      <text:p text:style-name="Standard"/>
      <text:p text:style-name="Standard"/>
      <text:p text:style-name="Heading_20_1"><text:bookmark text:name="_ya9bgq16bptv"/><text:span text:style-name="T2">B. Design tasks (Any 2 of the 3)</text:span></text:p>
      <text:p text:style-name="Standard"/>
      <text:p text:style-name="Standard">1. Design a landing page for a college hackathon focused on Web3 (desktop view only). You can use references when you are designing the website's UI. You are welcome to use any stock images, animations, or other kinds of visual assets.</text:p>
      <text:p text:style-name="Standard"/>
      <text:p text:style-name="Standard">Some references:</text:p>
      <text:p text:style-name="Standard"><text:a xlink:type="simple" xlink:href="https://tsechacks.tseccodecell.com" text:style-name="ListLabel_20_46" text:visited-style-name="ListLabel_20_46"><text:span text:style-name="T4">https://tsechacks.tseccodecell.com</text:span></text:a> </text:p>
      <text:p text:style-name="Standard"><text:a xlink:type="simple" xlink:href="https://hackathon.sdslabs.co/" text:style-name="ListLabel_20_46" text:visited-style-name="ListLabel_20_46"><text:span text:style-name="T4">https://hackathon.sdslabs.co/</text:span></text:a> </text:p>
      <text:p text:style-name="Standard"><text:a xlink:type="simple" xlink:href="https://www.desci.london/" text:style-name="ListLabel_20_46" text:visited-style-name="ListLabel_20_46"><text:span text:style-name="T4">https://www.desci.london/</text:span></text:a> </text:p>
      <text:p text:style-name="Standard"/>
      <text:p text:style-name="Standard"><text:span text:style-name="T2">Deadline: 24 Jan 2023, 11:59 pm</text:span></text:p>
      <text:p text:style-name="Standard"/>
      <text:p text:style-name="Standard">2. Design the landing page for a college fest focused on Art and Culture (mobile view only). You can use references when you are designing the mobile UI.</text:p>
      <text:p text:style-name="Standard"/>
      <text:p text:style-name="Standard">Some references:</text:p>
      <text:p text:style-name="Standard"><text:a xlink:type="simple" xlink:href="https://dribbble.com/shots/18936800-Pride-Fest" text:style-name="ListLabel_20_46" text:visited-style-name="ListLabel_20_46"><text:span text:style-name="T4">https://dribbble.com/shots/18936800-Pride-Fest</text:span></text:a> </text:p>
      <text:p text:style-name="Standard"><text:a xlink:type="simple" xlink:href="https://dribbble.com/shots/17440920-Rock-Fest-Hero-Exploration" text:style-name="ListLabel_20_46" text:visited-style-name="ListLabel_20_46"><text:span text:style-name="T4">https://dribbble.com/shots/17440920-Rock-Fest-Hero-Exploration</text:span></text:a> </text:p>
      <text:p text:style-name="Standard"/>
      <text:p text:style-name="Standard"><text:span text:style-name="T2">Deadline: 24 Jan 2023, 11:59 pm</text:span></text:p>
      <text:p text:style-name="Standard"/>
      <text:p text:style-name="Standard"><text:soft-page-break/>3. Design an Instagram post for an online webinar with the required details:</text:p>
      <text:p text:style-name="Standard"/>
      <text:p text:style-name="Standard">Topic: Analysis of Algorithms from Zero to Hero</text:p>
      <text:p text:style-name="Standard">Speaker: Mr. Sandeep Jain (Founder of GfG)</text:p>
      <text:p text:style-name="Standard">Date: 28 January 2023</text:p>
      <text:p text:style-name="Standard">Platform: Zoom</text:p>
      <text:p text:style-name="Standard"/>
      <text:p text:style-name="Standard">You are welcome to use any kind of visual asset. Designs created directly from Canva templates with no significant design changes, on the other hand, may result in disqualification.</text:p>
      <text:p text:style-name="Standard"/>
      <text:p text:style-name="Standard">Preferable software- Figma, Photoshop</text:p>
      <text:p text:style-name="Standard"/>
      <text:p text:style-name="Standard"><text:span text:style-name="T2">Deadline: 24 Jan 2023, 11:59 pm</text:span></text:p>
      <text:p text:style-name="P1"/>
      <text:p text:style-name="P1"/>
      <text:p text:style-name="Standard"><text:span text:style-name="T5">C. Content Task</text:span></text:p>
      <text:p text:style-name="P2"/>
      <text:list xml:id="list2458663735" text:style-name="WWNum2">
        <text:list-item>
          <text:p text:style-name="P7">Go through the posts of our Instagram Handle and then write a caption for one of our posts</text:p>
        </text:list-item>
        <text:list-item>
          <text:p text:style-name="P7">Read any technical blog of your choice and summarise it in your own words..</text:p>
        </text:list-item>
      </text:list>
      <text:p text:style-name="P9"/>
      <text:p text:style-name="Standard"><text:span text:style-name="T2">Deadline: 24 Jan 2023, 11:59 p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0" meta:word-count="427" meta:character-count="2618" meta:non-whitespace-character-count="2249"/>
    <meta:generator>LibreOfficeDev/6.0.5.2$Linux_X86_64 LibreOffice_project/</meta:generator>
  </office:meta>
</office:document-meta>
</file>